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3904B9750FEE4175.png" manifest:media-type="image/png"/>
  <manifest:file-entry manifest:full-path="Pictures/100002010000015F0000014AC24E86EFBB4B17C5.png" manifest:media-type="image/png"/>
  <manifest:file-entry manifest:full-path="Pictures/100000000000054F000001B925B5F4C103727E67.png" manifest:media-type="image/png"/>
  <manifest:file-entry manifest:full-path="Pictures/100002010000007900000141C4B88D3ED5F0141E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1B500000073888061021EF6C6F7.png" manifest:media-type="image/png"/>
  <manifest:file-entry manifest:full-path="Pictures/100002010000031F000000A543CA2FAB035AE7D7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text-properties fo:font-size="24pt" style:font-size-asian="24pt" style:font-size-complex="24pt"/>
    </style:style>
    <style:style style:name="P9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2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5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6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6600" style:font-name="Courier New1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9900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7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3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C4B88D3ED5F0141E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C4B88D3ED5F0141E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60">Agora, 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4cm">
          <draw:image xlink:href="Pictures/100000000000054F000001B925B5F4C103727E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81">-&gt;redirect(</text:span><text:span text:style-name="T180">'carrinho'</text:span><text:span text:style-name="T181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81"><text:s/></text:span><text:span text:style-name="T181"><text:tab/></text:span><text:span text:style-name="T181"><text:tab/></text:span><text:span text:style-name="T181"><text:tab/></text:span><text:span text:style-name="T179">$viewModel</text:span><text:span text:style-name="T181">-&gt;</text:span><text:span text:style-name="T151">produtoSelecionado</text:span><text:span text:style-name="T181"> = </text:span><text:span text:style-name="T179">$produtoSelecionado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2"><text:s/></text:span><text:span text:style-name="T182"><text:tab/></text:span><text:span text:style-name="T152"><text:tab/></text:span><text:span text:style-name="T183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79"><text:tab/></text:span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7"><text:span text:style-name="T186"/></text:p>
            <text:p text:style-name="P77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7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7"><text:span text:style-name="T189"><text:s/></text:span><text:span text:style-name="T189"><text:tab/></text:span><text:span text:style-name="T189"><text:tab/></text:span><text:span text:style-name="T189">{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7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7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0">$viewModel</text:span><text:span text:style-name="T189"> = Zend_Registry::get(</text:span><text:span text:style-name="T191">'view'</text:span><text:span text:style-name="T189">);</text:span></text:p>
            <text:p text:style-name="P77"><text:span text:style-name="T189">$this-&gt;_response→setBody($viewModel-&gt;render(</text:span><text:span text:style-name="T191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2">Dá pra perceber que esse método vai exigir a criação de duas visões. Uma é </text:span><text:span text:style-name="T193">fechar.phtml</text:span><text:span text:style-name="T192">. Outra é </text:span><text:span text:style-name="T193">acessar.phtml. </text:span><text:span text:style-name="T192">Vamos começar pela tela de identificação do cliente. Só que antes, precisamos criar a tabela </text:span><text:span text:style-name="T194">usuarios</text:span><text:span text:style-name="T192"> no banco de dados, com os seguintes campos:</text:span></text:p>
            <text:p text:style-name="P77"><text:span text:style-name="T192"/></text:p>
            <text:p text:style-name="P77"><text:span text:style-name="T192"/></text:p>
            <text:list text:style-name="L4">
              <text:list-item>
                <text:p text:style-name="P77"><text:span text:style-name="T187">id</text:span><text:span text:style-name="T195"> : serial / (não nulo, chave única e chave primária)</text:span></text:p>
              </text:list-item>
              <text:list-item>
                <text:p text:style-name="P77"><text:span text:style-name="T187">cpf</text:span><text:span text:style-name="T195"> : text</text:span></text:p>
              </text:list-item>
              <text:list-item>
                <text:p text:style-name="P77"><text:span text:style-name="T187">email</text:span><text:span text:style-name="T195">: text</text:span></text:p>
              </text:list-item>
              <text:list-item>
                <text:p text:style-name="P77"><text:span text:style-name="T187">senha</text:span><text:span text:style-name="T195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this</text:span><text:span text:style-name="T197">-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&gt;mensagem?&gt;&lt;/h3&gt;</text:span></text:p>
            <text:p><text:span text:style-name="T206">&lt;center&gt;</text:span></text:p>
            <text:p><text:span text:style-name="T206">&lt;form action="/zend/acme/index/login" method="post"&gt;</text:span></text:p>
            <text:p><text:span text:style-name="T206">CPF:</text:span></text:p>
            <text:p><text:span text:style-name="T206">&lt;input name="cpf" value="" id="cpf" type="text"&gt;</text:span></text:p>
            <text:p><text:span text:style-name="T206">e-mail:</text:span></text:p>
            <text:p><text:span text:style-name="T206">&lt;input name="email" value="" id="email" type="text"&gt;</text:span></text:p>
            <text:p><text:span text:style-name="T206">senha:</text:span></text:p>
            <text:p><text:span text:style-name="T206">&lt;input name="senha" value="" id="senha" type="password"&gt;</text:span></text:p>
            <text:p><text:span text:style-name="T206">&lt;input type="submit" 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197"> = Zend_Registry::get(</text:span><text:span text:style-name="T203">'view'</text:span><text:span text:style-name="T197">)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10">Como pode se ver, esse formulário submete os dados para a ação </text:span><text:span text:style-name="T211">gravarCliente</text:span><text:span text:style-name="T210">. Temos de implementar esse método na 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do cliente */</text:span></text:p>
            <text:p><text:span text:style-name="T149"><text:s/></text:span><text:span text:style-name="T149"><text:tab/></text:span><text:span text:style-name="T214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&gt;params()-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&gt;params()-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&gt;params()-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sentido se o usuário já se identificou. Então temos 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&gt;Acessar&lt;/a&gt;&amp;nbsp;</text:span></text:p>
            <text:p><text:span text:style-name="T224">&lt;a href="/zend/acme/index/cadastrar" 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sucesso"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 = Zend_Registry::get(</text:span><text:span text:style-name="T203">'view'</text:span><text:span text:style-name="T200">)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do cliente está praticamente completa. Vamos deixar a busca com 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&gt;toArray(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diretório </text:span><text:span text:style-name="T209">buscas</text:span><text:span text:style-name="T220"> de </text:span><text:span text:style-name="T209">views/scripts</text:span><text:span text:style-name="T220">. Não precisamos criar um homônimo na raiz de </text:span><text:span text:style-name="T209">views/scripts</text:span><text:span text:style-name="T220"> porque usaremos o </text:span><text:span text:style-name="T209">index.phtml</text:span><text:span text:style-name="T22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precisamos criar um módulo para que o estoquista da loja consiga fazer a manutenção dos produtos em estoque.</text:span></text:p>
            <text:p><text:span text:style-name="T220"/></text:p>
            <text:p><text:span text:style-name="T220">Para isso, criaremos um outro controlador, que irá cuidar dessa 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de </text:span><text:span text:style-name="T209">views/scripts/estoque</text:span><text:span text:style-name="T220">. Mas o corpo mesmo será o </text:span><text:span text:style-name="T209">manterProduto.phtml</text:span><text:span text:style-name="T220"> dentro de </text:span><text:span text:style-name="T209">views/scripts</text:span><text:span text:style-name="T220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6">Esse será o conteúdo do 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=$this-&gt;mensagem?&gt;&lt;/h2&gt;</text:span></text:p>
            <text:p><text:span text:style-name="T259">&lt;h2&gt;Estoquista: &lt;?=$this-&gt;cpf?&gt;&lt;/h2&gt;</text:span></text:p>
            <text:p><text:span text:style-name="T259">&lt;table id="inventario"&gt;</text:span></text:p>
            <text:p><text:span text:style-name="T259">&lt;thead&gt;</text:span></text:p>
            <text:p><text:span text:style-name="T259">&lt;?php</text:span></text:p>
            <text:p><text:span text:style-name="T259">$titulos = 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&gt;escape($titulo).'&lt;/th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0;</text:span></text:p>
            <text:p><text:span text:style-name="T261"/></text:p>
            <text:p><text:span text:style-name="T260">foreach ($this-&gt;itens 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nome?id='.$codigo.'"&gt;'.$this &gt;escape($item['nome']).'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$item['quantid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preco?id='.$codigo.'"&gt;'.$item['valor']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me/estoque/entrada?id='.$codigo.'"&gt;E&lt;/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baixa?id='.$codigo.'"&gt;B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60">$colunas = 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($colunas as 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corpo do documento HTML.</text:span></text:p>
            <text:p><text:span text:style-name="T220">Basta fazer o método </text:span><text:span text:style-name="T209">entradaAction </text:span><text:span text:style-name="T220">e depois usá-lo de modelo para os outros, pois basta mudar o nome do método e o conteúdo da 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</text:span><text:span text:style-name="T262">produtoSelecionado</text:span><text:span text:style-name="T202"> = $produtoSelecionado</text:span><text:span text:style-name="T200">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63">-&gt;</text:span><text:span text:style-name="T262">produtoSelecionado</text:span><text:span text:style-name="T202"> </text:span><text:span text:style-name="T263">= </text:span><text:span text:style-name="T202">$produtoSelecionado</text:span><text:span text:style-name="T263">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type="text"&gt;</text:span></text:p>
            <text:p><text:span text:style-name="T244">&lt;input name="id" value="&lt;?=$this-&gt;produtoSelecionado['id']?&gt;" id="id"</text:span></text:p>
            <text:p><text:span text:style-name="T244">type="hidden"&gt;</text:span></text:p>
            <text:p><text:span text:style-name="T244">&lt;input type="submit" name="darentrada" value="Dar 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action="/workspace/lojasacme/estoque/subtrair"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alterarNome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value="&lt;?=$this-&gt;escape($this-</text:span></text:p>
            <text:p><text:span text:style-name="T259">&gt;produtoSelecionado['nome'])?&gt;"</text:span></text:p>
            <text:p><text:span text:style-name="T259">id="nome" type="text"&gt;</text:span></text:p>
            <text:p><text:span text:style-name="T259">&lt;input name="id" value="&lt;?=$this &gt;produtoSelecionado['i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89"><text:span text:style-name="T244">&lt;form action="/zend/acme/estoque/alterarPreco" 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64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5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5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7cm" svg:height="15.8cm" svg:x="0.686cm" svg:y="5cm" presentation:class="outline" presentation:user-transformed="true">
          <draw:text-box>
            <text:p text:style-name="P90"><text:span text:style-name="T266">Para renderizar a tela de inclusão de novos produtos, precisamos criar um método com o nome incluir:</text:span></text:p>
            <text:p text:style-name="P90"><text:span text:style-name="T266"/></text:p>
            <text:p text:style-name="P90"><text:span text:style-name="T267"><text:s/></text:span><text:span text:style-name="T267"><text:tab/></text:span><text:span text:style-name="T268"><text:tab/></text:span><text:span text:style-name="T268">/* Inclusão de produto */</text:span></text:p>
            <text:p text:style-name="P90"><text:span text:style-name="T250"><text:s/></text:span><text:span text:style-name="T250"><text:tab/></text:span><text:span text:style-name="T250"><text:tab/></text:span><text:span text:style-name="T250">public function</text:span><text:span text:style-name="T251"> incluirAction()</text:span></text:p>
            <text:p text:style-name="P90"><text:span text:style-name="T251"><text:s/></text:span><text:span text:style-name="T251"><text:tab/></text:span><text:span text:style-name="T251">{</text:span></text:p>
            <text:p text:style-name="P90"><text:span text:style-name="T251"><text:s/></text:span><text:span text:style-name="T251"><text:tab/></text:span><text:span text:style-name="T251"><text:tab/></text:span><text:span text:style-name="T252">$viewModel</text:span><text:span text:style-name="T251"> = Zend_Registry::get('view');</text:span></text:p>
            <text:p text:style-name="P90"><text:span text:style-name="T251"/></text:p>
            <text:p text:style-name="P90"><text:span text:style-name="T251">}</text:span></text:p>
            <text:p text:style-name="P90"><text:span text:style-name="T251"/></text:p>
            <text:p text:style-name="P90"><text:span text:style-name="T266">Agora, precisamos criar a visão que é invocada por esse método. Será o arquivo </text:span><text:span text:style-name="T269">incluir.phtml</text:span><text:span text:style-name="T266"> em </text:span><text:span text:style-name="T26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6">Esse formulário irá submeter os dados para o método </text:span><text:span text:style-name="T269">incluirProduto</text:span><text:span text:style-name="T266">, de </text:span><text:span text:style-name="T269">EstoqueController</text:span><text:span text:style-name="T266">.</text:span></text:p>
            <text:p><text:span text:style-name="T270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&gt;getParam(</text:span><text:span text:style-name="T271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71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71"><text:tab/></text:span><text:span text:style-name="T271"><text:tab/></text:span><text:span text:style-name="T271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71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72"><text:s/></text:span><text:span text:style-name="T272"><text:tab/></text:span><text:span text:style-name="T272"><text:tab/></text:span><text:span text:style-name="T252">$table</text:span><text:span text:style-name="T272">-&gt;insert(</text:span><text:span text:style-name="T252">$dados</text:span><text:span text:style-name="T272">)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50">else</text:span></text:p>
            <text:p><text:span text:style-name="T272"><text:s/></text:span><text:span text:style-name="T272">{</text:span></text:p>
            <text:p><text:span text:style-name="T272"><text:s/></text:span><text:span text:style-name="T272"><text:tab/></text:span><text:span text:style-name="T272"><text:tab/></text:span><text:span text:style-name="T252">$_SESSION</text:span><text:span text:style-name="T272">[</text:span><text:span text:style-name="T271">'mensagem'</text:span><text:span text:style-name="T272">] = </text:span><text:span text:style-name="T271">'nome inválido'</text:span><text:span text:style-name="T272">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72"><text:tab/></text:span><text:span text:style-name="T252">$this</text:span><text:span text:style-name="T272">-&gt;_redirect(</text:span><text:span text:style-name="T271">'/estoque/manterProduto'</text:span><text:span text:style-name="T272">);</text:span></text:p>
            <text:p><text:span text:style-name="T272"><text:s/></text:span><text:span text:style-name="T272">} </text:span><text:span text:style-name="T27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73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73">Assim, encerra-se este curso.</text:span></text:p>
            <text:p><text:span text:style-name="T273"/></text:p>
            <text:p><text:span text:style-name="T273">Dúvidas? Se houverem…</text:span></text:p>
            <text:p><text:span text:style-name="T273"/></text:p>
            <text:p><text:span text:style-name="T273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C24E86EFBB4B17C5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73">http://www.php.net (PHP Group)</text:span></text:p>
            <text:p><text:span text:style-name="T273">http://phpbrasil.com</text:span></text:p>
            <text:p><text:span text:style-name="T273">http://www.prophp.com.br</text:span></text:p>
            <text:p><text:span text:style-name="T273">http://www.phpclasses.org</text:span></text:p>
            <text:p><text:span text:style-name="T266"><text:a xlink:href="http://www.zend.com/" xlink:type="simple">http://www.zend.com</text:a></text:span></text:p>
            <text:p><text:span text:style-name="T273"/></text:p>
            <text:p><text:span text:style-name="T273"/></text:p>
            <text:p><text:span text:style-name="T273">Flávio Gomes da Silva Lisboa</text:span></text:p>
            <text:p><text:span text:style-name="T273">Analista de Desenvolvimento de Sistemas</text:span></text:p>
            <text:p><text:span text:style-name="T273">SERPRO</text:span></text:p>
            <text:p><text:span text:style-name="T273">flaviogomesdasilva@yahoo.com.br</text:span></text:p>
            <text:p><text:span text:style-name="T273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3904B9750FEE4175.png" xlink:type="simple" xlink:show="embed" xlink:actuate="onLoad">
            <text:p/>
          </draw:image>
        </draw:frame>
        <draw:custom-shape draw:style-name="gr71" draw:text-style-name="P92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28T09:20:32.381913902</dc:date>
    <meta:editing-duration>P1DT8H46M27S</meta:editing-duration>
    <meta:editing-cycles>268</meta:editing-cycles>
    <meta:document-statistic meta:object-count="871"/>
  </office:meta>
</office:document-meta>
</file>